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2000000ED3166496500DF09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3.76cm" svg:x="0.007cm" svg:y="0.801cm">
          <draw:image xlink:href="Pictures/10000000000003B2000000ED3166496500DF09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4T16:45:30.730000000</dc:date>
    <meta:editing-duration>PT3M23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